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9cm"/>
    </style:style>
    <style:style style:name="gr2" style:family="graphic">
      <style:graphic-properties style:protect="size"/>
    </style:style>
    <style:style style:name="gr3" style:family="graphic" style:parent-style-name="Default_5f_6">
      <style:graphic-properties draw:fill-color="#0066cc" draw:opacity="50%" draw:textarea-horizontal-align="justify" draw:textarea-vertical-align="middle" draw:auto-grow-height="false" fo:min-height="0.372cm" fo:min-width="2.816cm" draw:shadow-opacity="50%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oranssi-subtitle">
      <style:graphic-properties draw:stroke="none" draw:fill-color="#ffffff" draw:auto-grow-height="true" fo:min-height="7.101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4.971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subtitle">
      <style:graphic-properties draw:fill="solid" draw:fill-color="#ffffff" draw:auto-grow-height="true" fo:min-height="9.526cm"/>
    </style:style>
    <style:style style:name="pr8" style:family="presentation" style:parent-style-name="oranssi-subtitle">
      <style:graphic-properties draw:fill="solid" draw:fill-color="#ffffff" draw:auto-grow-height="true" fo:min-height="5.746cm"/>
    </style:style>
    <style:style style:name="pr9" style:family="presentation" style:parent-style-name="oranssi-subtitle">
      <style:graphic-properties draw:fill="solid" draw:fill-color="#ffffff" draw:auto-grow-height="true" fo:min-height="6.374cm"/>
    </style:style>
    <style:style style:name="pr10" style:family="presentation" style:parent-style-name="oranssi-subtitle">
      <style:graphic-properties draw:fill="solid" draw:fill-color="#ffffff" draw:auto-grow-height="true" fo:min-height="6.353cm"/>
    </style:style>
    <style:style style:name="pr11" style:family="presentation" style:parent-style-name="oranssi-title">
      <style:graphic-properties fo:min-height="3.506cm"/>
    </style:style>
    <style:style style:name="pr12" style:family="presentation" style:parent-style-name="oranssi-outline1">
      <style:graphic-properties fo:min-height="13.859cm"/>
    </style:style>
    <style:style style:name="pr13" style:family="presentation" style:parent-style-name="oranssi-outline1">
      <style:graphic-properties draw:auto-grow-height="true" fo:min-height="13.867cm"/>
    </style:style>
    <style:style style:name="pr14" style:family="presentation" style:parent-style-name="oranssi-subtitle">
      <style:graphic-properties draw:fill="solid" draw:fill-color="#ffffff" draw:auto-grow-height="true" fo:min-height="7.404cm"/>
    </style:style>
    <style:style style:name="pr15" style:family="presentation" style:parent-style-name="oranssi-subtitle">
      <style:graphic-properties draw:fill="solid" draw:fill-color="#ffffff" draw:auto-grow-height="true" fo:min-height="3.911cm"/>
    </style:style>
    <style:style style:name="pr16" style:family="presentation" style:parent-style-name="oranssi-subtitle">
      <style:graphic-properties draw:fill="solid" draw:fill-color="#ffffff" draw:auto-grow-height="true" fo:min-height="3.852cm"/>
    </style:style>
    <style:style style:name="pr17" style:family="presentation" style:parent-style-name="oranssi-subtitle">
      <style:graphic-properties draw:fill="solid" draw:fill-color="#ffffff" draw:auto-grow-height="true" fo:min-height="5.158cm"/>
    </style:style>
    <style:style style:name="pr18" style:family="presentation" style:parent-style-name="oranssi-subtitle">
      <style:graphic-properties draw:fill="solid" draw:fill-color="#ffffff" draw:auto-grow-height="true" fo:min-height="10.698cm"/>
    </style:style>
    <style:style style:name="pr19" style:family="presentation" style:parent-style-name="oranssi-outline1">
      <style:graphic-properties draw:auto-grow-height="true" fo:min-height="2.019cm"/>
    </style:style>
    <style:style style:name="pr20" style:family="presentation" style:parent-style-name="oranssi-subtitle">
      <style:graphic-properties draw:fill="solid" draw:fill-color="#ffffff" draw:auto-grow-height="true" fo:min-height="2.96cm"/>
    </style:style>
    <style:style style:name="pr21" style:family="presentation" style:parent-style-name="oranssi-subtitle">
      <style:graphic-properties draw:fill="solid" draw:fill-color="#ffffff" draw:auto-grow-height="true" fo:min-height="2.928cm"/>
    </style:style>
    <style:style style:name="pr22" style:family="presentation" style:parent-style-name="oranssi-subtitle">
      <style:graphic-properties draw:fill="solid" draw:fill-color="#ffffff" draw:auto-grow-height="true" fo:min-height="6.899cm"/>
    </style:style>
    <style:style style:name="pr23" style:family="presentation" style:parent-style-name="oranssi-subtitle">
      <style:graphic-properties draw:fill="solid" draw:fill-color="#ffffff" draw:auto-grow-height="true" fo:min-height="4.41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margin-left="0.254cm" fo:margin-right="0.254cm" fo:margin-top="0cm" fo:margin-bottom="0cm" fo:text-align="start" fo:text-indent="0cm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FreeMono" fo:font-size="14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loext:graphic-properties draw:fill-color="#0066cc" draw:opacity="50%"/>
      <style:paragraph-properties fo:text-align="center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FreeMono" fo:font-size="14pt" fo:font-weight="normal" style:font-size-asian="14pt" style:font-weight-asian="normal" style:font-size-complex="14pt" style:font-weight-complex="normal"/>
    </style:style>
    <style:style style:name="P12" style:family="paragraph">
      <style:text-properties fo:language="pt" fo:country="BR"/>
    </style:style>
    <style:style style:name="P13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fo:language="pt" fo:country="BR" style:font-size-asian="20pt" style:font-size-complex="20pt"/>
    </style:style>
    <style:style style:name="P14" style:family="paragraph">
      <style:paragraph-properties fo:margin-left="0.254cm" fo:margin-right="0.254cm" fo:margin-top="0cm" fo:margin-bottom="0cm" fo:text-align="center" fo:text-indent="0cm"/>
    </style:style>
    <style:style style:name="P15" style:family="paragraph">
      <loext:graphic-properties draw:fill="solid" draw:fill-color="#ffffff"/>
      <style:paragraph-properties fo:margin-left="0.254cm" fo:margin-right="0.254cm" fo:margin-top="0cm" fo:margin-bottom="0cm" fo:text-align="center" fo:text-indent="0cm"/>
      <style:text-properties style:font-name="Courier 10 Pitch" fo:font-size="20pt" fo:language="pt" fo:country="BR" style:font-size-asian="20pt" style:font-size-complex="20pt"/>
    </style:style>
    <style:style style:name="P16" style:family="paragraph">
      <loext:graphic-properties draw:fill-color="#ffffff"/>
      <style:text-properties fo:font-size="20pt" fo:language="pt" fo:country="BR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44pt" fo:font-style="italic" style:font-size-asian="44pt" style:font-style-asian="italic" style:font-size-complex="44pt" style:font-style-complex="italic"/>
    </style:style>
    <style:style style:name="T3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00000" style:font-name="FreeMono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000000" style:font-name="FreeMono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font-name="FreeMono" fo:font-size="28pt" style:font-size-asian="28pt" style:font-size-complex="28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font-name="FreeMono" fo:font-size="20pt" style:font-size-asian="20pt" style:font-size-complex="20pt"/>
    </style:style>
    <style:style style:name="T13" style:family="text">
      <style:text-properties fo:color="#000000" style:font-name="FreeMono" fo:font-size="16pt" fo:font-weight="bold" style:font-size-asian="16pt" style:font-weight-asian="bold" style:font-size-complex="16pt" style:font-weight-complex="bold"/>
    </style:style>
    <style:style style:name="T14" style:family="text">
      <style:text-properties fo:color="#000000" style:font-name="FreeMono" fo:font-size="16pt" fo:font-weight="normal" style:font-size-asian="16pt" style:font-weight-asian="normal" style:font-size-complex="16pt" style:font-weight-complex="normal"/>
    </style:style>
    <style:style style:name="T15" style:family="text">
      <style:text-properties fo:color="#000000" style:font-name="FreeMono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000000" style:font-name="FreeMono" fo:font-size="16pt" style:font-size-asian="16pt" style:font-size-complex="16pt"/>
    </style:style>
    <style:style style:name="T17" style:family="text">
      <style:text-properties fo:font-size="26pt" fo:font-weight="bold" style:font-size-asian="26pt" style:font-weight-asian="bold" style:font-size-complex="26pt" style:font-weight-complex="bold"/>
    </style:style>
    <style:style style:name="T18" style:family="text">
      <style:text-properties style:font-name="FreeMono" fo:font-size="18pt" style:font-size-asian="18pt" style:font-size-complex="18pt"/>
    </style:style>
    <style:style style:name="T19" style:family="text">
      <style:text-properties style:use-window-font-color="true" style:text-outline="false" style:text-line-through-style="none" style:text-line-through-type="none" style:font-name="FreeMono" fo:font-size="18pt" fo:font-style="normal" fo:text-shadow="none" style:text-underline-style="none" fo:font-weight="normal" style:font-name-asian="HG Mincho Light J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/>
    </style:style>
    <style:style style:name="T20" style:family="text">
      <style:text-properties style:font-name="FreeMono" fo:font-size="18pt" fo:font-weight="bold" style:font-size-asian="18pt" style:font-weight-asian="bold" style:font-size-complex="18pt" style:font-weight-complex="bold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color="#000000" style:text-outline="false" style:text-line-through-style="none" style:text-line-through-type="none" style:font-name="FreeMono" fo:font-size="18pt" fo:font-style="normal" fo:text-shadow="none" style:text-underline-style="none" fo:font-weight="normal" style:font-name-asian="HG Mincho Light J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/>
    </style:style>
    <style:style style:name="T23" style:family="text">
      <style:text-properties style:font-name="FreeMono" fo:font-size="24pt" style:font-size-asian="24pt" style:font-size-complex="24pt"/>
    </style:style>
    <style:style style:name="T24" style:family="text">
      <style:text-properties style:font-name="FreeMono" fo:font-size="26pt" style:font-size-asian="26pt" style:font-size-complex="26pt"/>
    </style:style>
    <style:style style:name="T25" style:family="text">
      <style:text-properties style:font-name="FreeMono" fo:font-size="22pt" style:font-size-asian="22pt" style:font-size-complex="22pt"/>
    </style:style>
    <style:style style:name="T26" style:family="text">
      <style:text-properties fo:color="#000000" style:font-name="FreeMono" fo:font-size="20pt" fo:font-weight="bold" style:font-size-asian="20pt" style:font-weight-asian="bold" style:font-size-complex="20pt" style:font-weight-complex="bold"/>
    </style:style>
    <style:style style:name="T27" style:family="text">
      <style:text-properties fo:color="#000000" style:font-name="FreeMono" fo:font-size="20pt" fo:font-weight="normal" style:font-size-asian="20pt" style:font-weight-asian="normal" style:font-size-complex="20pt" style:font-weight-complex="normal"/>
    </style:style>
    <style:style style:name="T28" style:family="text">
      <style:text-properties fo:language="pt" fo:country="BR"/>
    </style:style>
    <style:style style:name="T29" style:family="text">
      <style:text-properties fo:font-size="28pt" fo:language="pt" fo:country="BR" style:font-size-asian="28pt" style:font-size-complex="28pt"/>
    </style:style>
    <style:style style:name="T30" style:family="text">
      <style:text-properties fo:font-size="26pt" fo:language="pt" fo:country="BR" style:font-size-asian="26pt" style:font-size-complex="26pt"/>
    </style:style>
    <style:style style:name="T31" style:family="text">
      <style:text-properties fo:font-size="22pt" fo:language="pt" fo:country="BR" style:font-size-asian="22pt" style:font-size-complex="22pt"/>
    </style:style>
    <style:style style:name="T32" style:family="text">
      <style:text-properties style:font-name="Courier" fo:font-size="26pt" fo:language="pt" fo:country="BR" style:font-size-asian="26pt" style:font-size-complex="26pt"/>
    </style:style>
    <style:style style:name="T33" style:family="text">
      <style:text-properties fo:color="#000000" style:font-name="Courier 10 Pitch" fo:font-size="20pt" fo:language="pt" fo:country="BR" style:font-size-asian="20pt" style:font-size-complex="20pt"/>
    </style:style>
    <style:style style:name="T34" style:family="text">
      <style:text-properties fo:color="#000000" style:font-name="Courier 10 Pitch" fo:font-size="44pt" fo:language="pt" fo:country="BR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101cm" svg:x="1.501cm" svg:y="3.645cm" presentation:class="subtitle" presentation:user-transformed="true">
          <draw:text-box>
            <text:p><text:span text:style-name="T1">Estruturas de </text:span><text:span text:style-name="T1">Linguagem</text:span></text:p>
            <text:p><text:span text:style-name="T2"/></text:p>
            <text:p><text:span text:style-name="T2">Interpretação de </text:span><text:span text:style-name="T2">Programas</text:span></text:p>
            <text:p><text:span text:style-name="T2">(com </text:span><text:span text:style-name="T2">programação </text:span><text:span text:style-name="T2">funcional)</text:span></text:p>
          </draw:text-box>
        </draw:frame>
        <draw:frame draw:style-name="gr1" draw:text-style-name="P3" draw:layer="layout" svg:width="10.4cm" svg:height="3.744cm" svg:x="12.849cm" svg:y="13.572cm">
          <draw:text-box>
            <text:p text:style-name="P2"><text:span text:style-name="T3">Francisco Sant'Anna</text:span></text:p>
            <text:p text:style-name="P2"><text:span text:style-name="T4"/></text:p>
            <text:p text:style-name="P2"><text:span text:style-name="T4">francisco@ime.uerj.br</text:span></text:p>
            <text:p text:style-name="P2"><text:span text:style-name="T4"/></text:p>
            <text:p text:style-name="P2"><text:span text:style-name="T4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vas</text:p>
          </draw:text-box>
        </draw:frame>
        <draw:frame presentation:style-name="pr4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T3: 14/06 – Linguagem</text:p>
              </text:list-item>
              <text:list-item>
                <text:p>P2: 28/06 – Tudo</text:p>
              </text:list-item>
              <text:list-item>
                <text:p>PF: 05/07 – Tud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grama em C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2" text:id="id2"><text:span text:style-name="T5">Como executar?</text:span></text:p>
              </text:list-item>
              <text:list-item>
                <text:p xml:id="id10" text:id="id10"><text:span text:style-name="T5">Como representar?</text:span></text:p>
              </text:list-item>
              <text:list-item>
                <text:p xml:id="id11" text:id="id11"><text:span text:style-name="T5">Como interpretar?</text:span></text:p>
              </text:list-item>
            </text:list>
          </draw:text-box>
        </draw:frame>
        <draw:frame presentation:style-name="pr7" draw:text-style-name="P7" xml:id="id1" draw:id="id1" draw:layer="layout" svg:width="11.309cm" svg:height="9.526cm" svg:x="1.4cm" svg:y="10.277cm">
          <draw:text-box>
            <text:p text:style-name="P6"><text:span text:style-name="T6"><text:s text:c="4"/></text:span><text:span text:style-name="T6">#</text:span><text:span text:style-name="T7">include</text:span><text:span text:style-name="T6"> &lt;stdio.h&gt;</text:span></text:p>
            <text:p text:style-name="P6"><text:span text:style-name="T6"><text:s text:c="5"/></text:span></text:p>
            <text:p text:style-name="P6"><text:span text:style-name="T6"><text:s text:c="4"/></text:span><text:span text:style-name="T7">int</text:span><text:span text:style-name="T6"> main()</text:span></text:p>
            <text:p text:style-name="P6"><text:span text:style-name="T6"><text:s text:c="4"/></text:span><text:span text:style-name="T6">{</text:span></text:p>
            <text:p text:style-name="P6"><text:span text:style-name="T6"><text:s text:c="6"/></text:span><text:span text:style-name="T7">int</text:span><text:span text:style-name="T6"> c = 1;</text:span></text:p>
            <text:p text:style-name="P6"><text:span text:style-name="T6"><text:s text:c="5"/></text:span></text:p>
            <text:p text:style-name="P6"><text:span text:style-name="T6"><text:s text:c="6"/></text:span><text:span text:style-name="T7">while</text:span><text:span text:style-name="T6"> (c &lt;= 10) {</text:span></text:p>
            <text:p text:style-name="P6"><text:span text:style-name="T6"><text:s text:c="8"/></text:span><text:span text:style-name="T6">printf("%d ", c);</text:span></text:p>
            <text:p text:style-name="P6"><text:span text:style-name="T6"><text:s text:c="8"/></text:span><text:span text:style-name="T6">c++;</text:span></text:p>
            <text:p text:style-name="P6"><text:span text:style-name="T6"><text:s text:c="6"/></text:span><text:span text:style-name="T6">}</text:span></text:p>
            <text:p text:style-name="P6"><text:span text:style-name="T6"><text:s text:c="5"/></text:span></text:p>
            <text:p text:style-name="P6"><text:span text:style-name="T6"><text:s text:c="6"/></text:span><text:span text:style-name="T7">return</text:span><text:span text:style-name="T6"> 0;</text:span></text:p>
            <text:p text:style-name="P6"><text:span text:style-name="T6"><text:s text:c="4"/></text:span><text:span text:style-name="T6">}</text:span></text:p>
          </draw:text-box>
        </draw:frame>
        <draw:custom-shape draw:style-name="gr3" draw:text-style-name="P9" xml:id="id3" draw:id="id3" draw:layer="layout" svg:width="3.316cm" svg:height="0.622cm" svg:x="14.728cm" svg:y="11.037cm">
          <text:p text:style-name="P8"><text:span text:style-name="T8">bibliotecas</text:span></text:p>
          <draw:enhanced-geometry svg:viewBox="0 0 21600 21600" draw:type="rectangle" draw:enhanced-path="M 0 0 L 21600 0 21600 21600 0 21600 0 0 Z N"/>
        </draw:custom-shape>
        <draw:custom-shape draw:style-name="gr3" draw:text-style-name="P9" xml:id="id4" draw:id="id4" draw:layer="layout" svg:width="3.316cm" svg:height="0.622cm" svg:x="14.728cm" svg:y="12.237cm">
          <text:p text:style-name="P8"><text:span text:style-name="T8">funções</text:span></text:p>
          <draw:enhanced-geometry svg:viewBox="0 0 21600 21600" draw:type="rectangle" draw:enhanced-path="M 0 0 L 21600 0 21600 21600 0 21600 0 0 Z N"/>
        </draw:custom-shape>
        <draw:custom-shape draw:style-name="gr3" draw:text-style-name="P9" xml:id="id6" draw:id="id6" draw:layer="layout" svg:width="3.316cm" svg:height="0.622cm" svg:x="14.728cm" svg:y="13.537cm">
          <text:p text:style-name="P8"><text:span text:style-name="T8">variáveis</text:span></text:p>
          <draw:enhanced-geometry svg:viewBox="0 0 21600 21600" draw:type="rectangle" draw:enhanced-path="M 0 0 L 21600 0 21600 21600 0 21600 0 0 Z N"/>
        </draw:custom-shape>
        <draw:custom-shape draw:style-name="gr3" draw:text-style-name="P9" xml:id="id5" draw:id="id5" draw:layer="layout" svg:width="3.316cm" svg:height="0.622cm" svg:x="18.728cm" svg:y="12.937cm">
          <text:p text:style-name="P8"><text:span text:style-name="T8">tipos</text:span></text:p>
          <draw:enhanced-geometry svg:viewBox="0 0 21600 21600" draw:type="rectangle" draw:enhanced-path="M 0 0 L 21600 0 21600 21600 0 21600 0 0 Z N"/>
        </draw:custom-shape>
        <draw:custom-shape draw:style-name="gr3" draw:text-style-name="P9" xml:id="id7" draw:id="id7" draw:layer="layout" svg:width="3.316cm" svg:height="0.622cm" svg:x="14.728cm" svg:y="14.737cm">
          <text:p text:style-name="P8"><text:span text:style-name="T8">loops</text:span></text:p>
          <draw:enhanced-geometry svg:viewBox="0 0 21600 21600" draw:type="rectangle" draw:enhanced-path="M 0 0 L 21600 0 21600 21600 0 21600 0 0 Z N"/>
        </draw:custom-shape>
        <draw:custom-shape draw:style-name="gr3" draw:text-style-name="P9" xml:id="id9" draw:id="id9" draw:layer="layout" svg:width="3.316cm" svg:height="0.622cm" svg:x="14.728cm" svg:y="15.437cm">
          <text:p text:style-name="P8"><text:span text:style-name="T8">chamadas</text:span></text:p>
          <draw:enhanced-geometry svg:viewBox="0 0 21600 21600" draw:type="rectangle" draw:enhanced-path="M 0 0 L 21600 0 21600 21600 0 21600 0 0 Z N"/>
        </draw:custom-shape>
        <draw:custom-shape draw:style-name="gr3" draw:text-style-name="P9" xml:id="id8" draw:id="id8" draw:layer="layout" svg:width="3.316cm" svg:height="0.622cm" svg:x="18.728cm" svg:y="15.037cm">
          <text:p text:style-name="P8"><text:span text:style-name="T8">expressões</text:span></text:p>
          <draw:enhanced-geometry svg:viewBox="0 0 21600 21600" draw:type="rectangle" draw:enhanced-path="M 0 0 L 21600 0 21600 21600 0 21600 0 0 Z N"/>
        </draw:custom-shape>
        <draw:polyline draw:style-name="gr4" draw:text-style-name="P10" xml:id="id12" draw:id="id12" draw:layer="layout" svg:width="0.411cm" svg:height="1.583cm" svg:x="20.429cm" svg:y="15.97cm" svg:viewBox="0 0 412 1584" draw:points="412,1584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pressõe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3" text:id="id13"><text:span text:style-name="T9">Combinação de constantes, variáveis, operadores, etc, que pode ser avaliada (reduzida) a um valor.</text:span></text:p>
                <text:list>
                  <text:list-item>
                    <text:p xml:id="id14" text:id="id14"><text:span text:style-name="T10">1 + 10</text:span></text:p>
                  </text:list-item>
                  <text:list-item>
                    <text:p xml:id="id15" text:id="id15"><text:span text:style-name="T10">x * y</text:span></text:p>
                  </text:list-item>
                  <text:list-item>
                    <text:p xml:id="id16" text:id="id16"><text:span text:style-name="T10">(x &gt; 10) &amp;&amp; (x &lt; 100)</text:span></text:p>
                  </text:list-item>
                </text:list>
              </text:list-item>
              <text:list-item>
                <text:p xml:id="id17" text:id="id17"><text:span text:style-name="T9">Expressões envolvendo constantes e operações aritméticas:</text:span></text:p>
              </text:list-item>
              <text:list-item>
                <text:p xml:id="id18" text:id="id18"><text:span text:style-name="T9">Como representá-las usando Haskell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pressões Aritmética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9" text:id="id19"><text:span text:style-name="T5">Expressões envolvendo números e operações aritméticas</text:span></text:p>
              </text:list-item>
              <text:list-item>
                <text:p xml:id="id20" text:id="id20"><text:span text:style-name="T5">Como representá-las em Haskell?</text:span></text:p>
                <text:list>
                  <text:list-item>
                    <text:p xml:id="id21" text:id="id21"><text:span text:style-name="T11">somente números inteiros, subtração, adição</text:span></text:p>
                  </text:list-item>
                  <text:list-item>
                    <text:p xml:id="id22" text:id="id22"><text:span text:style-name="T11">sem variáveis</text:span></text:p>
                  </text:list-item>
                </text:list>
              </text:list-item>
              <text:list-item>
                <text:p xml:id="id24" text:id="id24"><text:span text:style-name="T5">Como avaliá-las em Haskell?</text:span></text:p>
                <text:list>
                  <text:list-item>
                    <text:p xml:id="id25" text:id="id25"><text:span text:style-name="T12">avalia :: Exp -&gt; Int</text:span></text:p>
                  </text:list-item>
                </text:list>
              </text:list-item>
            </text:list>
          </draw:text-box>
        </draw:frame>
        <draw:frame presentation:style-name="pr8" draw:text-style-name="P7" xml:id="id23" draw:id="id23" draw:layer="layout" svg:width="8.913cm" svg:height="5.746cm" svg:x="1.101cm" svg:y="14.203cm">
          <draw:text-box>
            <text:p text:style-name="P6"><text:span text:style-name="T13">data</text:span><text:span text:style-name="T14"> Exp = Num Int</text:span></text:p>
            <text:p text:style-name="P6"><text:span text:style-name="T14"><text:s text:c="9"/></text:span><text:span text:style-name="T14">| Add Exp Exp</text:span></text:p>
            <text:p text:style-name="P6"><text:span text:style-name="T14"><text:s text:c="9"/></text:span><text:span text:style-name="T14">| Sub Exp Exp</text:span></text:p>
            <text:p text:style-name="P6"><text:span text:style-name="T14"><text:s text:c="2"/></text:span><text:span text:style-name="T13">deriving</text:span><text:span text:style-name="T14"> </text:span><text:span text:style-name="T13">Show</text:span></text:p>
            <text:p text:style-name="P6"><text:span text:style-name="T15"/></text:p>
            <text:p text:style-name="P6"><text:span text:style-name="T14">e1 = Num 10</text:span></text:p>
            <text:p text:style-name="P6"><text:span text:style-name="T14">e2 = Add e1 e1</text:span></text:p>
            <text:p text:style-name="P6"><text:span text:style-name="T14">e3 = Sub (Num 100) e2</text:span></text:p>
            <text:p text:style-name="P6"><text:span text:style-name="T15"/></text:p>
            <text:p text:style-name="P6"><text:span text:style-name="T13">main</text:span><text:span text:style-name="T14"> = </text:span><text:span text:style-name="T13">print</text:span><text:span text:style-name="T14"> e3</text:span></text:p>
          </draw:text-box>
        </draw:frame>
        <draw:frame presentation:style-name="pr8" draw:text-style-name="P7" xml:id="id26" draw:id="id26" draw:layer="layout" svg:width="16.201cm" svg:height="5.746cm" svg:x="10.742cm" svg:y="14.202cm">
          <draw:text-box>
            <text:p text:style-name="P6"><text:span text:style-name="T16">...</text:span></text:p>
            <text:p text:style-name="P6"><text:span text:style-name="T16"/></text:p>
            <text:p text:style-name="P6"><text:span text:style-name="T16">avalia :: Exp -&gt; Int</text:span></text:p>
            <text:p text:style-name="P6"><text:span text:style-name="T16">avalia (Num v) <text:s text:c="4"/>= v</text:span></text:p>
            <text:p text:style-name="P6"><text:span text:style-name="T16">avalia (Add e1 e2) = (avalia e1) + (avalia e2)</text:span></text:p>
            <text:p text:style-name="P6"><text:span text:style-name="T16">avalia (Sub e1 e2) = (avalia e1) - (avalia e2)</text:span></text:p>
            <text:p text:style-name="P6"><text:span text:style-name="T16"/></text:p>
            <text:p text:style-name="P6"><text:span text:style-name="T13">main</text:span><text:span text:style-name="T16"> = </text:span><text:span text:style-name="T13">print</text:span><text:span text:style-name="T16"> (avalia e3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áveis</text:p>
          </draw:text-box>
        </draw:frame>
        <draw:frame presentation:style-name="pr9" draw:text-style-name="P7" xml:id="id27" draw:id="id27" draw:layer="layout" svg:width="9.416cm" svg:height="6.374cm" svg:x="1.001cm" svg:y="5.147cm">
          <draw:text-box>
            <text:p text:style-name="P6"><text:span text:style-name="T14">data Exp = Num Int</text:span></text:p>
            <text:p text:style-name="P6"><text:span text:style-name="T14"><text:s text:c="9"/></text:span><text:span text:style-name="T14">| Add Exp Exp</text:span></text:p>
            <text:p text:style-name="P6"><text:span text:style-name="T14"><text:s text:c="9"/></text:span><text:span text:style-name="T14">| Sub Exp Exp</text:span></text:p>
            <text:p text:style-name="P6"><text:span text:style-name="T14"><text:s text:c="9"/></text:span><text:span text:style-name="T13">| Var String</text:span></text:p>
            <text:p text:style-name="P6"><text:span text:style-name="T14"><text:s text:c="2"/></text:span><text:span text:style-name="T14">deriving Show</text:span></text:p>
            <text:p text:style-name="P6"><text:span text:style-name="T15"/></text:p>
            <text:p text:style-name="P6"><text:span text:style-name="T14">-- 5 + i</text:span></text:p>
            <text:p text:style-name="P6"><text:span text:style-name="T14">e1 = Add (Num 5) (Var “i”)</text:span></text:p>
            <text:p text:style-name="P6"><text:span text:style-name="T14"/></text:p>
            <text:p text:style-name="P6"><text:span text:style-name="T14">main = print e1</text:span></text:p>
          </draw:text-box>
        </draw:frame>
        <draw:frame presentation:style-name="pr10" draw:text-style-name="P11" xml:id="id28" draw:id="id28" draw:layer="layout" svg:width="16.201cm" svg:height="6.353cm" svg:x="10.842cm" svg:y="5.202cm">
          <draw:text-box>
            <text:p text:style-name="P6"><text:span text:style-name="T13">ambiente :: String -&gt; Int</text:span></text:p>
            <text:p text:style-name="P6"><text:span text:style-name="T13">ambiente id = &lt;...&gt;</text:span><text:span text:style-name="T14"> -- retorna o valor de ID</text:span></text:p>
            <text:p text:style-name="P6"><text:span text:style-name="T14"/></text:p>
            <text:p text:style-name="P6"><text:span text:style-name="T14">avalia :: Exp -&gt; Int</text:span></text:p>
            <text:p text:style-name="P6"><text:span text:style-name="T14">avalia (Num v) <text:s text:c="4"/>= v</text:span></text:p>
            <text:p text:style-name="P6"><text:span text:style-name="T14">avalia (Add e1 e2) = (avalia e1) + (avalia e2)</text:span></text:p>
            <text:p text:style-name="P6"><text:span text:style-name="T14">avalia (Sub e1 e2) = (avalia e1) - (avalia e2)</text:span></text:p>
            <text:p text:style-name="P6"><text:span text:style-name="T13">avalia (Var id) <text:s text:c="3"/>= ambiente id</text:span></text:p>
            <text:p text:style-name="P6"><text:span text:style-name="T14"/></text:p>
            <text:p text:style-name="P6"><text:span text:style-name="T14">main = print (avalia e1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7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andos (Statements)</text:p>
          </draw:text-box>
        </draw:frame>
        <draw:frame presentation:style-name="pr13" draw:layer="layout" svg:width="25.199cm" svg:height="13.867cm" svg:x="1.4cm" svg:y="4.914cm" presentation:class="outline" presentation:user-transformed="true">
          <draw:text-box>
            <text:list text:style-name="L2">
              <text:list-item>
                <text:p xml:id="id29" text:id="id29"><text:span text:style-name="T5">Unidade sintática que descreve uma ação em um programa imperativo</text:span></text:p>
              </text:list-item>
              <text:list-item>
                <text:p xml:id="id30" text:id="id30"><text:span text:style-name="T5">Atribuição, Controle de Fluxo (sequência, condicional, repetição), Chamadas, etc</text:span></text:p>
              </text:list-item>
              <text:list-item>
                <text:p xml:id="id31" text:id="id31"><text:span text:style-name="T5">Como representá-los em Haskell?</text:span></text:p>
                <text:list>
                  <text:list-item>
                    <text:p xml:id="id32" text:id="id32"><text:span text:style-name="T17">atribuição</text:span></text:p>
                  </text:list-item>
                  <text:list-item>
                    <text:p xml:id="id33" text:id="id33"><text:span text:style-name="T5">sequência</text:span></text:p>
                  </text:list-item>
                  <text:list-item>
                    <text:p xml:id="id34" text:id="id34"><text:span text:style-name="T5">condicional</text:span></text:p>
                  </text:list-item>
                  <text:list-item>
                    <text:p xml:id="id35" text:id="id35"><text:span text:style-name="T5">repetição</text:span></text:p>
                  </text:list-item>
                </text:list>
              </text:list-item>
            </text:list>
          </draw:text-box>
        </draw:frame>
        <draw:frame presentation:style-name="pr14" draw:text-style-name="P7" xml:id="id36" draw:id="id36" draw:layer="layout" svg:width="10.717cm" svg:height="7.404cm" svg:x="16.18cm" svg:y="12.591cm">
          <draw:text-box>
            <text:p text:style-name="P6"><text:span text:style-name="T13">data</text:span><text:span text:style-name="T14"> Cmd = Atr String Exp</text:span></text:p>
            <text:p text:style-name="P6"><text:span text:style-name="T14"><text:s text:c="9"/></text:span><text:span text:style-name="T14">| Seq [Cmd]</text:span></text:p>
            <text:p text:style-name="P6"><text:span text:style-name="T14"><text:s text:c="9"/></text:span><text:span text:style-name="T14">| Cnd Exp Cmd Cmd</text:span></text:p>
            <text:p text:style-name="P6"><text:span text:style-name="T14"><text:s text:c="9"/></text:span><text:span text:style-name="T14">| Rep Exp Cmd</text:span></text:p>
            <text:p text:style-name="P6"><text:span text:style-name="T14"><text:s text:c="2"/></text:span><text:span text:style-name="T13">deriving</text:span><text:span text:style-name="T14"> </text:span><text:span text:style-name="T13">Show</text:span></text:p>
            <text:p text:style-name="P6"><text:span text:style-name="T15"/></text:p>
            <text:p text:style-name="P6"><text:span text:style-name="T14">c1 = Seq [ Atr “x” (Num 10),</text:span></text:p>
            <text:p text:style-name="P6"><text:span text:style-name="T14"><text:s text:c="11"/></text:span><text:span text:style-name="T14">Atr “y” (Var “x”) ]</text:span></text:p>
            <text:p text:style-name="P6"><text:span text:style-name="T15"/></text:p>
            <text:p text:style-name="P6"><text:span text:style-name="T13">main</text:span><text:span text:style-name="T14"> = </text:span><text:span text:style-name="T13">print</text:span><text:span text:style-name="T14"> c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andos (Statements)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7" text:id="id37"><text:span text:style-name="T9">Como avaliá-los em Haskell?</text:span></text:p>
                <text:list>
                  <text:list-item>
                    <text:p xml:id="id38" text:id="id38"><text:span text:style-name="T18">avaliaCmd :: Cmd -&gt; ???</text:span></text:p>
                  </text:list-item>
                  <text:list-item>
                    <text:p xml:id="id41" text:id="id41"><text:span text:style-name="T19">avaliaCmd :: </text:span><text:span text:style-name="T18">Tela -&gt; Cmd -&gt; Tela</text:span></text:p>
                  </text:list-item>
                  <text:list-item>
                    <text:p xml:id="id42" text:id="id42"><text:span text:style-name="T19">avaliaCmd :: Teclado </text:span><text:span text:style-name="T18">-&gt; Tela -&gt; Cmd -&gt; Tela</text:span></text:p>
                  </text:list-item>
                  <text:list-item>
                    <text:p xml:id="id43" text:id="id43"><text:span text:style-name="T20">avaliaCmd :: Amb -&gt; Cmd -&gt; Amb</text:span></text:p>
                  </text:list-item>
                </text:list>
              </text:list-item>
              <text:list-item>
                <text:p xml:id="id39" text:id="id39"><text:span text:style-name="T9">2 questões</text:span></text:p>
                <text:list>
                  <text:list-item>
                    <text:p xml:id="id40" text:id="id40"><text:span text:style-name="T21">o que um programa faz efetivamente?</text:span></text:p>
                  </text:list-item>
                  <text:list-item>
                    <text:p xml:id="id46" text:id="id46"><text:span text:style-name="T21">como manter o ambiente?</text:span></text:p>
                  </text:list-item>
                </text:list>
              </text:list-item>
            </text:list>
          </draw:text-box>
        </draw:frame>
        <draw:frame presentation:style-name="pr15" draw:text-style-name="P7" xml:id="id44" draw:id="id44" draw:layer="layout" svg:width="12.37cm" svg:height="3.911cm" svg:x="1.143cm" svg:y="16.143cm">
          <draw:text-box>
            <text:p text:style-name="P6"><text:span text:style-name="T6">c1 = Seq [ Atr “x” (Num 10),</text:span></text:p>
            <text:p text:style-name="P6"><text:span text:style-name="T22"><text:s text:c="11"/></text:span><text:span text:style-name="T6">Atr “x” (Num 20),</text:span></text:p>
            <text:p text:style-name="P6"><text:span text:style-name="T6"><text:s text:c="11"/></text:span><text:span text:style-name="T6">Atr “y” (Var “x”) ]</text:span></text:p>
            <text:p text:style-name="P6"><text:span text:style-name="T15"/></text:p>
            <text:p text:style-name="P6"><text:span text:style-name="T7">main</text:span><text:span text:style-name="T6"> = avaliaCmd c1</text:span></text:p>
          </draw:text-box>
        </draw:frame>
        <draw:frame presentation:style-name="pr16" draw:text-style-name="P7" xml:id="id45" draw:id="id45" draw:layer="layout" svg:width="12.37cm" svg:height="3.852cm" svg:x="14.643cm" svg:y="16.202cm">
          <draw:text-box>
            <text:p text:style-name="P6"><text:span text:style-name="T6">c2 = Atr “x”</text:span></text:p>
            <text:p text:style-name="P6"><text:span text:style-name="T6"><text:s text:c="7"/></text:span><text:span text:style-name="T6">(Add (Var “x”) (Num 1)</text:span></text:p>
            <text:p text:style-name="P6"><text:span text:style-name="T15"/></text:p>
            <text:p text:style-name="P6"><text:span text:style-name="T7">main</text:span><text:span text:style-name="T6"> = avaliaCmd c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andos (Statements)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7" text:id="id47"><text:span text:style-name="T9">Como manter o ambiente?</text:span></text:p>
                <text:list>
                  <text:list-item>
                    <text:p xml:id="id48" text:id="id48"><text:span text:style-name="T20">avaliaCmd :: Amb -&gt; Cmd -&gt; Amb</text:span></text:p>
                  </text:list-item>
                </text:list>
                <text:p><text:span text:style-name="T9"/></text:p>
                <text:p xml:id="id53" text:id="id53"><text:span text:style-name="T23"><text:s text:c="8"/></text:span><text:span text:style-name="T23">amb0 “x”</text:span></text:p>
                <text:p xml:id="id50" text:id="id50"><text:span text:style-name="T23">x = 10</text:span></text:p>
                <text:p xml:id="id55" text:id="id55"><text:span text:style-name="T23"><text:s text:c="8"/></text:span><text:span text:style-name="T23">amb1 “x”</text:span></text:p>
                <text:p xml:id="id51" text:id="id51"><text:span text:style-name="T23">x = 20</text:span></text:p>
                <text:p xml:id="id56" text:id="id56"><text:span text:style-name="T23"><text:s text:c="8"/></text:span><text:span text:style-name="T23">amb2 “x”</text:span></text:p>
                <text:p xml:id="id52" text:id="id52"><text:span text:style-name="T23">y = x</text:span></text:p>
                <text:p xml:id="id54" text:id="id54"><text:span text:style-name="T23"><text:s text:c="8"/></text:span><text:span text:style-name="T23">amb3 “x” </text:span></text:p>
              </text:list-item>
            </text:list>
          </draw:text-box>
        </draw:frame>
        <draw:frame presentation:style-name="pr17" draw:text-style-name="P7" xml:id="id49" draw:id="id49" draw:layer="layout" svg:width="12.723cm" svg:height="5.158cm" svg:x="14.774cm" svg:y="10.885cm">
          <draw:text-box>
            <text:p text:style-name="P6"><text:span text:style-name="T6">amb0 :: Amb</text:span></text:p>
            <text:p text:style-name="P6"><text:span text:style-name="T6">amb0 id = 0</text:span></text:p>
            <text:p text:style-name="P6"><text:span text:style-name="T6"/></text:p>
            <text:p text:style-name="P6"><text:span text:style-name="T6">prog = Seq [ Atr “x” (Num 10),</text:span></text:p>
            <text:p text:style-name="P6"><text:span text:style-name="T22"><text:s text:c="13"/></text:span><text:span text:style-name="T6">Atr “x” (Num 20),</text:span></text:p>
            <text:p text:style-name="P6"><text:span text:style-name="T6"><text:s text:c="13"/></text:span><text:span text:style-name="T6">Atr “y” (Var “x”) ]</text:span></text:p>
            <text:p text:style-name="P6"><text:span text:style-name="T15"/></text:p>
            <text:p text:style-name="P6"><text:span text:style-name="T7">amb3 = avaliaCmd amb0 pro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andos (Statements)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Como manter o ambiente?</text:span></text:p>
                <text:list>
                  <text:list-item>
                    <text:p><text:span text:style-name="T20">avaliaCmd :: Amb -&gt; Cmd -&gt; Amb</text:span></text:p>
                  </text:list-item>
                </text:list>
              </text:list-item>
            </text:list>
          </draw:text-box>
        </draw:frame>
        <draw:frame presentation:style-name="pr18" draw:text-style-name="P7" draw:layer="layout" svg:width="20.459cm" svg:height="10.698cm" svg:x="3.448cm" svg:y="8.664cm">
          <draw:text-box>
            <text:p xml:id="id57" text:id="id57" text:style-name="P6"><text:span text:style-name="T13">type</text:span><text:span text:style-name="T14"> Amb = String -&gt; Int</text:span></text:p>
            <text:p text:style-name="P6"><text:span text:style-name="T13"/></text:p>
            <text:p xml:id="id58" text:id="id58" text:style-name="P6"><text:span text:style-name="T13">data</text:span><text:span text:style-name="T14"> Cmd = Atr String Exp</text:span></text:p>
            <text:p xml:id="id59" text:id="id59" text:style-name="P6"><text:span text:style-name="T14"><text:s text:c="9"/></text:span><text:span text:style-name="T14">| Seq Cmd Cmd</text:span></text:p>
            <text:p text:style-name="P6"><text:span text:style-name="T14"/></text:p>
            <text:p xml:id="id60" text:id="id60" text:style-name="P6"><text:span text:style-name="T14">avaliaCmd :: Amb -&gt; Cmd -&gt; Amb</text:span></text:p>
            <text:p xml:id="id61" text:id="id61" text:style-name="P6"><text:span text:style-name="T14">avaliaCmd amb (Atr id exp) =</text:span></text:p>
            <text:p xml:id="id63" text:id="id63" text:style-name="P6"><text:span text:style-name="T14"><text:s text:c="29"/></text:span><text:span text:style-name="T14">(\x -&gt; </text:span><text:span text:style-name="T13">if</text:span><text:span text:style-name="T14"> x==id </text:span><text:span text:style-name="T13">then</text:span><text:span text:style-name="T14"> v</text:span></text:p>
            <text:p xml:id="id64" text:id="id64" text:style-name="P6"><text:span text:style-name="T14"><text:s text:c="45"/></text:span><text:span text:style-name="T13">else</text:span><text:span text:style-name="T14"> amb id)</text:span></text:p>
            <text:p xml:id="id65" text:id="id65" text:style-name="P6"><text:span text:style-name="T14"><text:s text:c="29"/></text:span><text:span text:style-name="T13">where</text:span><text:span text:style-name="T14"> v = avaliaExp amb exp</text:span></text:p>
            <text:p xml:id="id62" text:id="id62" text:style-name="P6"><text:span text:style-name="T14">avaliaCmd amb (Seq c1 c2) <text:s/>=</text:span></text:p>
            <text:p xml:id="id69" text:id="id69" text:style-name="P6"><text:span text:style-name="T14"><text:s text:c="29"/></text:span><text:span text:style-name="T14">avaliaCmd amb’ c2</text:span></text:p>
            <text:p xml:id="id70" text:id="id70" text:style-name="P6"><text:span text:style-name="T14"><text:s text:c="29"/></text:span><text:span text:style-name="T13">where</text:span><text:span text:style-name="T14"> amb’ = avaliaCmd amb c1</text:span></text:p>
            <text:p text:style-name="P6"><text:span text:style-name="T14"/></text:p>
            <text:p xml:id="id66" text:id="id66" text:style-name="P6"><text:span text:style-name="T14">avaliaExp :: Amb -&gt; Exp -&gt; Int</text:span></text:p>
            <text:p xml:id="id67" text:id="id67" text:style-name="P6"><text:span text:style-name="T14">...</text:span></text:p>
            <text:p xml:id="id68" text:id="id68" text:style-name="P6"><text:span text:style-name="T14">avaliaExp amb (Var id) = amb id</text:span></text:p>
            <text:p text:style-name="P6"><text:span text:style-name="T14"/></text:p>
            <text:p text:style-name="P6"><text:span text:style-name="T1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andos (Statements)</text:p>
          </draw:text-box>
        </draw:frame>
        <draw:frame presentation:style-name="pr19" draw:layer="layout" svg:width="25.199cm" svg:height="2.019cm" svg:x="1.4cm" svg:y="4.914cm" presentation:class="outline" presentation:user-transformed="true">
          <draw:text-box>
            <text:list text:style-name="L2">
              <text:list-item>
                <text:p><text:span text:style-name="T9">Condicional</text:span></text:p>
              </text:list-item>
            </text:list>
          </draw:text-box>
        </draw:frame>
        <draw:frame presentation:style-name="pr18" draw:text-style-name="P7" draw:layer="layout" svg:width="23.748cm" svg:height="10.698cm" svg:x="3.448cm" svg:y="8.064cm">
          <draw:text-box>
            <text:p text:style-name="P6"><text:span text:style-name="T13">type</text:span><text:span text:style-name="T14"> Amb = String -&gt; Int</text:span></text:p>
            <text:p text:style-name="P6"><text:span text:style-name="T13"/></text:p>
            <text:p text:style-name="P6"><text:span text:style-name="T13">data</text:span><text:span text:style-name="T14"> Cmd = Atr String Exp</text:span></text:p>
            <text:p text:style-name="P6"><text:span text:style-name="T14"><text:s text:c="9"/></text:span><text:span text:style-name="T14">| Seq Cmd Cmd</text:span></text:p>
            <text:p text:style-name="P6"><text:span text:style-name="T14"><text:s text:c="9"/></text:span><text:span text:style-name="T14">| Cnd Exp Cmd Cmd</text:span></text:p>
            <text:p text:style-name="P6"><text:span text:style-name="T14"/></text:p>
            <text:p text:style-name="P6"><text:span text:style-name="T14">avaliaExp :: Amb -&gt; Exp -&gt; Int</text:span></text:p>
            <text:p text:style-name="P6"><text:span text:style-name="T14">...</text:span></text:p>
            <text:p text:style-name="P6"><text:span text:style-name="T14"/></text:p>
            <text:p text:style-name="P6"><text:span text:style-name="T14">avaliaCmd :: Amb -&gt; Cmd -&gt; Amb</text:span></text:p>
            <text:p text:style-name="P6"><text:span text:style-name="T14">avaliaCmd amb (Atr id exp) <text:s text:c="3"/>= ...</text:span></text:p>
            <text:p text:style-name="P6"><text:span text:style-name="T14">avaliaCmd amb (Seq c1 c2) <text:s text:c="4"/>= avaliaCmd amb’ c2</text:span></text:p>
            <text:p text:style-name="P6"><text:span text:style-name="T14"><text:s text:c="32"/></text:span><text:span text:style-name="T13">where</text:span><text:span text:style-name="T14"> amb’ = avaliaCmd amb c1</text:span></text:p>
            <text:p xml:id="id71" text:id="id71" text:style-name="P6"><text:span text:style-name="T14">avaliaCmd amb (Cnd exp c1 c2) =</text:span></text:p>
            <text:p xml:id="id72" text:id="id72" text:style-name="P6"><text:span text:style-name="T14"><text:s text:c="32"/></text:span><text:span text:style-name="T14">if (avaliaExp amb exp) /= 0 then</text:span></text:p>
            <text:p xml:id="id73" text:id="id73" text:style-name="P6"><text:span text:style-name="T14"><text:s text:c="34"/></text:span><text:span text:style-name="T14">avaliaCmd amb c1</text:span></text:p>
            <text:p xml:id="id74" text:id="id74" text:style-name="P6"><text:span text:style-name="T14"><text:s text:c="32"/></text:span><text:span text:style-name="T14">else</text:span></text:p>
            <text:p xml:id="id75" text:id="id75" text:style-name="P6"><text:span text:style-name="T14"><text:s text:c="34"/></text:span><text:span text:style-name="T14">avaliaCmd amb c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3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11" draw:layer="layout" svg:width="25.199cm" svg:height="3.506cm" svg:x="1.4cm" svg:y="0.837cm" presentation:class="title">
          <draw:text-box>
            <text:p>Verificação Estática</text:p>
          </draw:text-box>
        </draw:frame>
        <draw:frame presentation:style-name="pr12" draw:layer="layout" svg:width="25.199cm" svg:height="13.859cm" svg:x="1.4cm" svg:y="4.914cm" presentation:class="outline">
          <draw:text-box>
            <text:list text:style-name="L2">
              <text:list-item>
                <text:p xml:id="id76" text:id="id76">Nem todo programa com sintaxe ok é válido:</text:p>
                <text:list>
                  <text:list-item>
                    <text:p xml:id="id77" text:id="id77"><text:span text:style-name="T24">“</text:span><text:span text:style-name="T24">ola” + 10; <text:s text:c="2"/>// tipos incompatíveis</text:span></text:p>
                  </text:list-item>
                  <text:list-item>
                    <text:p xml:id="id78" text:id="id78"><text:span text:style-name="T24">x = a + b; <text:s text:c="3"/>// var não declarada</text:span></text:p>
                  </text:list-item>
                  <text:list-item>
                    <text:p xml:id="id79" text:id="id79"><text:span text:style-name="T24">strlen(s,10); // param inexistente</text:span></text:p>
                  </text:list-item>
                </text:list>
              </text:list-item>
              <text:list-item>
                <text:p xml:id="id80" text:id="id80">Linguagem com declaração de variáveis:</text:p>
                <text:list>
                  <text:list-item>
                    <text:p xml:id="id83" text:id="id83"><text:span text:style-name="T25">verificaCmd :: Cmd -&gt; Bool</text:span></text:p>
                  </text:list-item>
                  <text:list-item>
                    <text:p xml:id="id84" text:id="id84"><text:span text:style-name="T18">verificaCmd :: [String] -&gt; Cmd -&gt; ([String],Bool)</text:span></text:p>
                  </text:list-item>
                </text:list>
              </text:list-item>
            </text:list>
          </draw:text-box>
        </draw:frame>
        <draw:frame presentation:style-name="pr20" draw:text-style-name="P7" xml:id="id81" draw:id="id81" draw:layer="layout" svg:width="12.12cm" svg:height="2.96cm" svg:x="1.109cm" svg:y="16.913cm">
          <draw:text-box>
            <text:p text:style-name="P6"><text:span text:style-name="T26">data</text:span><text:span text:style-name="T27"> </text:span><text:span text:style-name="T27">Cmd = </text:span><text:span text:style-name="T27">Atr </text:span><text:span text:style-name="T27">Strin</text:span><text:span text:style-name="T27">g Exp</text:span></text:p>
            <text:p text:style-name="P6"><text:span text:style-name="T27"><text:s text:c="6"/></text:span><text:span text:style-name="T27"><text:s text:c="3"/></text:span><text:span text:style-name="T27">| </text:span><text:span text:style-name="T27">Seq </text:span><text:span text:style-name="T27">[Cmd]</text:span></text:p>
            <text:p text:style-name="P6"><text:span text:style-name="T26"><text:s text:c="6"/></text:span><text:span text:style-name="T26"><text:s text:c="3"/></text:span><text:span text:style-name="T26">| </text:span><text:span text:style-name="T26">Dcl </text:span><text:span text:style-name="T26">Strin</text:span><text:span text:style-name="T26">g</text:span></text:p>
          </draw:text-box>
        </draw:frame>
        <draw:frame presentation:style-name="pr21" draw:text-style-name="P7" xml:id="id82" draw:id="id82" draw:layer="layout" svg:width="12.12cm" svg:height="2.928cm" svg:x="14.509cm" svg:y="16.947cm">
          <draw:text-box>
            <text:p text:style-name="P6"><text:span text:style-name="T27">c1 = Atr “x” (Num 1)</text:span></text:p>
            <text:p text:style-name="P6"><text:span text:style-name="T27">c2 = Seq (Dcl “x”) c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4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andos (Statements)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Como manter o ambiente?</text:span></text:p>
                <text:list>
                  <text:list-item>
                    <text:p><text:span text:style-name="T25">avaliaCmd :: Cmd -&gt; Amb -&gt; Amb</text:span></text:p>
                  </text:list-item>
                  <text:list-item>
                    <text:p><text:span text:style-name="T25">type Amb = String -&gt; Int</text:span></text:p>
                  </text:list-item>
                </text:list>
                <text:p><text:span text:style-name="T9"/></text:p>
              </text:list-item>
            </text:list>
          </draw:text-box>
        </draw:frame>
        <draw:frame presentation:style-name="pr22" draw:text-style-name="P7" draw:layer="layout" svg:width="17.577cm" svg:height="6.899cm" svg:x="3.557cm" svg:y="10.785cm">
          <draw:text-box>
            <text:p text:style-name="P6"><text:span text:style-name="T27">amb0 :: Amb</text:span></text:p>
            <text:p text:style-name="P6"><text:span text:style-name="T27">amb0 id = 0</text:span></text:p>
            <text:p text:style-name="P6"><text:span text:style-name="T6"/></text:p>
            <text:p text:style-name="P6"><text:span text:style-name="T27">c0 = Atr “x”</text:span></text:p>
            <text:p text:style-name="P6"><text:span text:style-name="T27"><text:s text:c="7"/></text:span><text:span text:style-name="T27">(Add (Var “x”) (Num 1)</text:span></text:p>
            <text:p text:style-name="P6"><text:span text:style-name="T15"/></text:p>
            <text:p text:style-name="P6"><text:span text:style-name="T27">amb1 = avaliaCmd amb c0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office:forms form:automatic-focus="false" form:apply-design-mode="false"/>
        <draw:frame presentation:style-name="pr3" draw:text-style-name="P12" draw:layer="layout" svg:width="25.199cm" svg:height="3.506cm" svg:x="1.4cm" svg:y="0.837cm" presentation:class="title" presentation:user-transformed="true">
          <draw:text-box>
            <text:p><text:span text:style-name="T28">Expressões</text:span></text:p>
          </draw:text-box>
        </draw:frame>
        <draw:frame presentation:style-name="pr6" draw:text-style-name="P12" draw:layer="layout" svg:width="25.199cm" svg:height="13.859cm" svg:x="1.4cm" svg:y="5.114cm" presentation:class="outline" presentation:user-transformed="true">
          <draw:text-box>
            <text:list text:style-name="L2">
              <text:list-item>
                <text:p xml:id="id85" text:id="id85"><text:span text:style-name="T29">Criar um iterpretador para uma linguagem simples</text:span></text:p>
                <text:list>
                  <text:list-item>
                    <text:p xml:id="id86" text:id="id86"><text:span text:style-name="T30">expressões</text:span></text:p>
                    <text:list>
                      <text:list-item>
                        <text:p xml:id="id87" text:id="id87"><text:span text:style-name="T31">constantes, variáveis, aritméticas</text:span></text:p>
                      </text:list-item>
                    </text:list>
                  </text:list-item>
                  <text:list-item>
                    <text:p xml:id="id88" text:id="id88"><text:span text:style-name="T30">comandos</text:span></text:p>
                    <text:list>
                      <text:list-item>
                        <text:p xml:id="id89" text:id="id89"><text:span text:style-name="T31">atribuição, sequência, condicional, while</text:span></text:p>
                      </text:list-item>
                    </text:list>
                  </text:list-item>
                  <text:list-item>
                    <text:p xml:id="id91" text:id="id91"><text:span text:style-name="T30">o resultado do programa é o conteúdo da variável </text:span><text:span text:style-name="T32">ret</text:span></text:p>
                  </text:list-item>
                  <text:list-item>
                    <text:p xml:id="id93" text:id="id93"><text:span text:style-name="T30">variáveis indefinidas avaliam para 0</text:span></text:p>
                  </text:list-item>
                </text:list>
              </text:list-item>
            </text:list>
          </draw:text-box>
        </draw:frame>
        <draw:frame presentation:style-name="pr23" draw:text-style-name="P13" xml:id="id90" draw:id="id90" draw:layer="layout" svg:width="16.471cm" svg:height="4.416cm" svg:x="0.88cm" svg:y="15.997cm">
          <draw:text-box>
            <text:p text:style-name="P6"><text:span text:style-name="T33">(Seq</text:span></text:p>
            <text:p text:style-name="P6"><text:span text:style-name="T33"><text:s text:c="4"/></text:span><text:span text:style-name="T33">(Attr "x" (Add (Num 11) (Num 9)))</text:span></text:p>
            <text:p text:style-name="P6"><text:span text:style-name="T33"><text:s text:c="4"/></text:span><text:span text:style-name="T33">(If (Var "x")</text:span></text:p>
            <text:p text:style-name="P6"><text:span text:style-name="T33"><text:s text:c="8"/></text:span><text:span text:style-name="T33">(Attr "ret" (Var "x"))</text:span></text:p>
            <text:p text:style-name="P6"><text:span text:style-name="T33"><text:s text:c="8"/></text:span><text:span text:style-name="T33">(Attr "ret" (Num 100))))</text:span></text:p>
          </draw:text-box>
        </draw:frame>
        <draw:frame presentation:style-name="pr23" draw:text-style-name="P15" xml:id="id92" draw:id="id92" draw:layer="layout" svg:width="4.118cm" svg:height="4.416cm" svg:x="21.181cm" svg:y="15.997cm">
          <draw:text-box>
            <text:p text:style-name="P14"><text:span text:style-name="T34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359</meta:editing-cycles>
    <meta:editing-duration>P54DT23H56M21S</meta:editing-duration>
    <meta:initial-creator>chico </meta:initial-creator>
    <dc:date>2019-06-07T18:25:20.272994959</dc:date>
    <meta:document-statistic meta:object-count="12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